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a01ab" officeooo:paragraph-rsid="001be3f5"/>
    </style:style>
    <style:style style:name="P5" style:family="paragraph" style:parent-style-name="Standard">
      <style:text-properties officeooo:rsid="001c67cd" officeooo:paragraph-rsid="001c67cd"/>
    </style:style>
    <style:style style:name="T1" style:family="text">
      <style:text-properties officeooo:rsid="00171ed5"/>
    </style:style>
    <style:style style:name="T2" style:family="text">
      <style:text-properties officeooo:rsid="001be3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3"/>
      <text:p text:style-name="P3"/>
      <text:p text:style-name="P4">Projects <text:span text:style-name="T2">checked </text:span></text:p>
      <text:p text:style-name="P4">5A </text:p>
      <text:p text:style-name="P4">5B <text:span text:style-name="T2">trim .h file</text:span></text:p>
      <text:p text:style-name="P5">5C ongoing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2-28T10:36:12.926000000</dc:date>
    <meta:editing-duration>PT1H6M9S</meta:editing-duration>
    <meta:editing-cycles>6</meta:editing-cycles>
    <meta:document-statistic meta:table-count="0" meta:image-count="0" meta:object-count="0" meta:page-count="1" meta:paragraph-count="11" meta:word-count="43" meta:character-count="284" meta:non-whitespace-character-count="236"/>
  </office:meta>
</office:document-meta>
</file>